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8000001F4A219BF2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-color="#cccccc" draw:opacity="50%" draw:textarea-horizontal-align="center" draw:textarea-vertical-align="middle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7.215cm" svg:height="17.638cm" svg:x="2.187cm" svg:y="5.15cm">
          <draw:image xlink:href="Pictures/10000000000001E8000001F4A219BF24.jpg" xlink:type="simple" xlink:show="embed" xlink:actuate="onLoad">
            <text:p/>
          </draw:image>
        </draw:frame>
        <draw:polygon draw:style-name="gr2" draw:text-style-name="P1" draw:layer="layout" svg:width="11.627cm" svg:height="7.113cm" svg:x="5.898cm" svg:y="13.065cm" svg:viewBox="0 0 11628 7114" draw:points="817,0 339,397 169,1215 0,3755 0,7057 1524,7057 11599,7114 11628,4461 6265,3360 3189,1780 1722,848 875,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dc:creator>Jussi Eloranta</dc:creator>
    <dc:date>2008-04-16T15:12:36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